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color="#5c2d91" loext:opacity="100%" fo:font-size="16pt" fo:font-weight="bold" style:font-weight-asian="bold" style:font-weight-complex="bold"/>
    </style:style>
    <style:style style:name="P2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</style:style>
    <style:style style:name="P3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style:font-weight-asian="bold" style:font-weight-complex="bold"/>
    </style:style>
    <style:style style:name="P4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style:font-weight-asian="bold" style:font-weight-complex="bold"/>
    </style:style>
    <style:style style:name="P5" style:family="paragraph" style:parent-style-name="Text_20_body">
      <style:text-properties officeooo:rsid="00258cd6" officeooo:paragraph-rsid="00258cd6"/>
    </style:style>
    <style:style style:name="P6" style:family="paragraph" style:parent-style-name="Text_20_body">
      <style:text-properties officeooo:rsid="00258cd6" officeooo:paragraph-rsid="0026a877"/>
    </style:style>
    <style:style style:name="P7" style:family="paragraph" style:parent-style-name="Text_20_body">
      <style:text-properties officeooo:rsid="00258cd6" officeooo:paragraph-rsid="0026fd5f"/>
    </style:style>
    <style:style style:name="P8" style:family="paragraph" style:parent-style-name="Text_20_body">
      <style:paragraph-properties fo:line-height="115%"/>
      <style:text-properties officeooo:rsid="00258cd6" officeooo:paragraph-rsid="00258cd6"/>
    </style:style>
    <style:style style:name="P9" style:family="paragraph" style:parent-style-name="Text_20_body">
      <style:paragraph-properties fo:line-height="115%"/>
      <style:text-properties officeooo:rsid="00258cd6" officeooo:paragraph-rsid="0026fd5f"/>
    </style:style>
    <style:style style:name="P10" style:family="paragraph" style:parent-style-name="Text_20_body">
      <style:paragraph-properties fo:line-height="115%"/>
      <style:text-properties officeooo:rsid="00258cd6" officeooo:paragraph-rsid="002a8973"/>
    </style:style>
    <style:style style:name="P11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</style:style>
    <style:style style:name="P12" style:family="paragraph" style:parent-style-name="Text_20_body">
      <loext:graphic-properties draw:fill="solid" draw:fill-color="#cccccc" draw:opacity="100%"/>
      <style:paragraph-properties fo:text-align="center" style:justify-single-word="false" fo:break-before="page" fo:background-color="#cccccc"/>
    </style:style>
    <style:style style:name="P13" style:family="paragraph" style:parent-style-name="Text_20_body">
      <style:text-properties officeooo:paragraph-rsid="00258cd6"/>
    </style:style>
    <style:style style:name="P14" style:family="paragraph" style:parent-style-name="Text_20_body">
      <style:text-properties officeooo:rsid="0026fd5f" officeooo:paragraph-rsid="0026fd5f"/>
    </style:style>
    <style:style style:name="P15" style:family="paragraph" style:parent-style-name="Text_20_body">
      <style:paragraph-properties fo:line-height="115%"/>
      <style:text-properties officeooo:rsid="0026fd5f" officeooo:paragraph-rsid="0026fd5f"/>
    </style:style>
    <style:style style:name="P16" style:family="paragraph" style:parent-style-name="Text_20_body">
      <style:paragraph-properties fo:line-height="115%"/>
      <style:text-properties officeooo:rsid="0026fd5f" officeooo:paragraph-rsid="00285deb"/>
    </style:style>
    <style:style style:name="P17" style:family="paragraph" style:parent-style-name="Text_20_body">
      <style:paragraph-properties fo:line-height="115%"/>
      <style:text-properties officeooo:rsid="0026fd5f" officeooo:paragraph-rsid="002a8973"/>
    </style:style>
    <style:style style:name="P18" style:family="paragraph" style:parent-style-name="Text_20_body">
      <style:text-properties officeooo:paragraph-rsid="0026fd5f"/>
    </style:style>
    <style:style style:name="P19" style:family="paragraph" style:parent-style-name="Text_20_body">
      <style:paragraph-properties fo:line-height="115%"/>
      <style:text-properties officeooo:paragraph-rsid="0026fd5f"/>
    </style:style>
    <style:style style:name="P20" style:family="paragraph" style:parent-style-name="Text_20_body">
      <style:paragraph-properties fo:line-height="115%"/>
      <style:text-properties officeooo:paragraph-rsid="002a8973"/>
    </style:style>
    <style:style style:name="P21" style:family="paragraph" style:parent-style-name="Text_20_body">
      <style:text-properties officeooo:rsid="0028e956" officeooo:paragraph-rsid="0028e956"/>
    </style:style>
    <style:style style:name="P22" style:family="paragraph" style:parent-style-name="Text_20_body">
      <style:text-properties officeooo:rsid="002a8973" officeooo:paragraph-rsid="002a8973"/>
    </style:style>
    <style:style style:name="T1" style:family="text">
      <style:text-properties fo:color="#21409a" loext:opacity="100%" fo:font-weight="bold" style:font-weight-asian="bold" style:font-weight-complex="bold"/>
    </style:style>
    <style:style style:name="T2" style:family="text">
      <style:text-properties officeooo:rsid="00258cd6"/>
    </style:style>
    <style:style style:name="T3" style:family="text">
      <style:text-properties officeooo:rsid="0026a87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6a877" style:font-style-asian="italic" style:font-style-complex="italic"/>
    </style:style>
    <style:style style:name="T6" style:family="text">
      <style:text-properties fo:font-style="italic" officeooo:rsid="00258cd6" style:font-style-asian="italic" style:font-style-complex="italic"/>
    </style:style>
    <style:style style:name="T7" style:family="text">
      <style:text-properties fo:font-style="italic" officeooo:rsid="0026fd5f" style:font-style-asian="italic" style:font-style-complex="italic"/>
    </style:style>
    <style:style style:name="T8" style:family="text">
      <style:text-properties fo:font-style="italic" officeooo:rsid="00285deb" style:font-style-asian="italic" style:font-style-complex="italic"/>
    </style:style>
    <style:style style:name="T9" style:family="text">
      <style:text-properties fo:font-style="italic" officeooo:rsid="002a8973" style:font-style-asian="italic" style:font-style-complex="italic"/>
    </style:style>
    <style:style style:name="T10" style:family="text">
      <style:text-properties officeooo:rsid="0026fd5f"/>
    </style:style>
    <style:style style:name="T11" style:family="text">
      <style:text-properties officeooo:rsid="00285deb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85deb" style:font-style-asian="normal" style:font-style-complex="normal"/>
    </style:style>
    <style:style style:name="T14" style:family="text">
      <style:text-properties officeooo:rsid="002a8973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de Selectores en CSS</text:p>
      <text:p text:style-name="Standard"/>
      <text:p text:style-name="Standard">Escribe el html que corresponda con los selectores css indicados en el enunciado.</text:p>
      <text:p text:style-name="Standard"/>
      <text:p text:style-name="P2"><text:s/><text:span text:style-name="T1">.primero{} </text:span></text:p>
      <text:p text:style-name="Text_20_body">&lt;p class="primero"&gt;hola&lt;/p&gt;</text:p>
      <text:p text:style-name="Text_20_body">&lt;section class="primero"&gt;adiós&lt;/section&gt;</text:p>
      <text:p text:style-name="P5">se aplica a todos los elementos que tengan la clase primero.</text:p>
      <text:p text:style-name="P3">p.primero{} </text:p>
      <text:p text:style-name="P5">se aplica solo a los elementos p que tengan la clase primero:</text:p>
      <text:p text:style-name="P8">&lt;p class=”primero”&gt;Hola,¿ qué tal?&lt;/p&gt;</text:p>
      <text:p text:style-name="P19"><text:span text:style-name="T2">&lt;p class=”primero”&gt;Bien,¿ y tú?&lt;/p&gt;</text:span></text:p>
      <text:p text:style-name="P19"><text:span text:style-name="T2">&lt;h1 class=”primero”&gt;hola mundo&lt;/h1&gt; </text:span><text:span text:style-name="T6">***aquí no aplica.</text:span></text:p>
      <text:p text:style-name="P3">p.primero , p.segundo{}</text:p>
      <text:p text:style-name="P5">se aplica a todos p con clase primero y segundo:</text:p>
      <text:p text:style-name="P5">&lt;p class=”primero”&gt;Hola,¿ qué tal?&lt;/p&gt;</text:p>
      <text:p text:style-name="P13"><text:span text:style-name="T2">&lt;p class=”segundo”&gt;Bien,¿ y tú?&lt;/p&gt;</text:span></text:p>
      <text:p text:style-name="P3">p.primero.segundo{} </text:p>
      <text:p text:style-name="P5">se aplica los p que tengan las dos clases:</text:p>
      <text:p text:style-name="P6">&lt;p class=”primero <text:span text:style-name="T3">segundo</text:span>”&gt;Hola,¿ qué tal?&lt;/p&gt; <text:span text:style-name="T5">**aplica</text:span></text:p>
      <text:p text:style-name="P6">&lt;p class=”segundo”&gt;Bien,¿ y tú?&lt;/p&gt; <text:span text:style-name="T4">** </text:span><text:span text:style-name="T5">no aplica</text:span></text:p>
      <text:p text:style-name="P3">section.primero{} </text:p>
      <text:p text:style-name="P6">se aplica solo a los elementos <text:span text:style-name="T3">section</text:span> que tengan la clase primero:</text:p>
      <text:p text:style-name="P6">&lt;p <text:span text:style-name="T3">section</text:span>=”primero”&gt;Hola,¿ qué tal?&lt;/p&gt;</text:p>
      <text:p text:style-name="P7">&lt;p <text:span text:style-name="T3">section</text:span>=”primero”&gt;Bien,¿ y tú?&lt;/p&gt;</text:p>
      <text:p text:style-name="P7">&lt;h1 class=”primero”&gt;hola mundo&lt;/h1&gt; <text:span text:style-name="T4">***aquí no aplica.</text:span></text:p>
      <text:p text:style-name="P2"><text:span text:style-name="T1">#paco{ } </text:span></text:p>
      <text:p text:style-name="P14">aplica a todos los elementos que tenga id paco:</text:p>
      <text:p text:style-name="P7">&lt;p <text:span text:style-name="T10">id</text:span>=”<text:span text:style-name="T10">paco</text:span>”&gt;Hola,¿ qué tal?&lt;/p&gt;</text:p>
      <text:p text:style-name="P18"><text:span text:style-name="T2">&lt;p </text:span><text:span text:style-name="T10">id</text:span><text:span text:style-name="T2">=”</text:span><text:span text:style-name="T10">paco</text:span><text:span text:style-name="T2">”&gt;Bien,¿ y tú?&lt;/p&gt;</text:span></text:p>
      <text:p text:style-name="P18"><text:span text:style-name="T2">&lt;h1 </text:span><text:span text:style-name="T10">id</text:span><text:span text:style-name="T2">=”</text:span><text:span text:style-name="T10">paco</text:span><text:span text:style-name="T2">”&gt;hola mundo&lt;/h1&gt;</text:span></text:p>
      <text:p text:style-name="P12"><text:span text:style-name="T1">p#moco{} </text:span></text:p>
      <text:p text:style-name="P14">aplica a todos los p con id moco:</text:p>
      <text:p text:style-name="P7">&lt;p <text:span text:style-name="T10">id</text:span>=”<text:span text:style-name="T10">moco</text:span>”&gt;Hola,¿ qué tal?&lt;/p&gt;</text:p>
      <text:p text:style-name="P14"><text:span text:style-name="T2">&lt;p </text:span>id<text:span text:style-name="T2">=”</text:span>moco<text:span text:style-name="T2">”&gt;Bien,¿ y tú?&lt;/p&gt;</text:span></text:p>
      <text:p text:style-name="P18"><text:span text:style-name="T2">&lt;h1 </text:span><text:span text:style-name="T10">id</text:span><text:span text:style-name="T2">=”</text:span><text:span text:style-name="T10">moco</text:span><text:span text:style-name="T2">”&gt;hola mundo&lt;/h1&gt; </text:span><text:span text:style-name="T6">***</text:span><text:span text:style-name="T7">no aplica</text:span></text:p>
      <text:p text:style-name="P3">.primero span{ } </text:p>
      <text:p text:style-name="P14">aplica a todos los elementos span que sean <text:span text:style-name="T11">descendientes</text:span> de los elementos con clase primero <text:span text:style-name="T11">(hijos, nietos, bisnietos...)</text:span>:</text:p>
      <text:p text:style-name="P9">&lt;p class=”primero”&gt;Hola,¿ qué tal?</text:p>
      <text:p text:style-name="P15"><text:tab/>&lt;span&gt;dddddddd&lt;/span&gt; <text:span text:style-name="T4">**aplica</text:span></text:p>
      <text:p text:style-name="P15"><text:tab/>&lt;section&gt;sssssss&lt;/section&gt; <text:span text:style-name="T4">** no aplica</text:span></text:p>
      <text:p text:style-name="P16"><text:span text:style-name="T4"><text:tab/></text:span><text:span text:style-name="T12">&lt;</text:span><text:span text:style-name="T13">p</text:span><text:span text:style-name="T12">&gt;</text:span></text:p>
      <text:p text:style-name="P16"><text:span text:style-name="T12"><text:tab/><text:tab/>&lt;span&gt;dddddddd&lt;/span&gt; </text:span><text:span text:style-name="T4">**aplica</text:span></text:p>
      <text:p text:style-name="P16"><text:span text:style-name="T4"><text:tab/>&lt;/</text:span><text:span text:style-name="T8">p</text:span><text:span text:style-name="T4">&gt; </text:span></text:p>
      <text:p text:style-name="P9">&lt;/p&gt;</text:p>
      <text:p text:style-name="P19"><text:span text:style-name="T2">&lt;</text:span><text:span text:style-name="T10">article </text:span><text:span text:style-name="T2">class=”primero”&gt;Bien,¿ y tú?</text:span></text:p>
      <text:p text:style-name="P19"><text:tab/><text:span text:style-name="T2">&lt;h1&gt;hola mundo&lt;/h1&gt; </text:span><text:span text:style-name="T7">** no aplica</text:span></text:p>
      <text:p text:style-name="P15"><text:span text:style-name="T4"><text:tab/>&lt;span&gt;dddddddd&lt;/span&gt; **aplica</text:span></text:p>
      <text:p text:style-name="P19"><text:span text:style-name="T2">&lt;/</text:span><text:span text:style-name="T10">article</text:span><text:span text:style-name="T2">&gt;</text:span></text:p>
      <text:p text:style-name="P3">.primero &gt; span{ } </text:p>
      <text:p text:style-name="P21">se aplica a todos los span hijos directos de los elementos con clase primero:</text:p>
      <text:p text:style-name="P10">&lt;p class=”primero”&gt;Hola,¿ qué tal?</text:p>
      <text:p text:style-name="P17"><text:tab/>&lt;span&gt;dddddddd&lt;/span&gt; <text:span text:style-name="T4">**aplica</text:span></text:p>
      <text:p text:style-name="P17"><text:tab/>&lt;section&gt;sssssss&lt;/section&gt; <text:span text:style-name="T4">** no aplica</text:span></text:p>
      <text:p text:style-name="P17"><text:span text:style-name="T4"><text:tab/></text:span><text:span text:style-name="T12">&lt;</text:span><text:span text:style-name="T13">p</text:span><text:span text:style-name="T12">&gt;</text:span></text:p>
      <text:p text:style-name="P17"><text:span text:style-name="T12"><text:tab/><text:tab/>&lt;span&gt;dddddddd&lt;/span&gt; </text:span><text:span text:style-name="T4">** </text:span><text:span text:style-name="T9">no</text:span><text:span text:style-name="T4">aplica</text:span></text:p>
      <text:p text:style-name="P17"><text:span text:style-name="T4"><text:tab/>&lt;/</text:span><text:span text:style-name="T8">p</text:span><text:span text:style-name="T4">&gt; </text:span></text:p>
      <text:p text:style-name="P20"><text:span text:style-name="T2">&lt;/p&gt;</text:span></text:p>
      <text:p text:style-name="P3">p.primero + a.enlacePrincipal</text:p>
      <text:p text:style-name="Text_20_body"/>
      <text:p text:style-name="P2"><text:span text:style-name="T1">p.primero ~ a.enlacePrincipal</text:span></text:p>
      <text:p text:style-name="P22">hemos directos , mismo nivel, que estén por debajo, los de arriba no.</text:p>
      <text:p text:style-name="Text_20_body"><text:soft-page-break/></text:p>
      <text:p text:style-name="P3">p::first-letter {}</text:p>
      <text:p text:style-name="P22">en un parrafo te coge la primera letra</text:p>
      <text:p text:style-name="P3">h2 + p::first-letter {}</text:p>
      <text:p text:style-name="Text_20_body"/>
      <text:p text:style-name="P3">p::first-line {}</text:p>
      <text:p text:style-name="Text_20_body"/>
      <text:p text:style-name="P3"><text:s/>p:not(.azul ) {}</text:p>
      <text:p text:style-name="Text_20_body"/>
      <text:p text:style-name="P3">p:nth-child(2) {}</text:p>
      <text:p text:style-name="Text_20_body"/>
      <text:p text:style-name="P3">p:last-child {}</text:p>
      <text:p text:style-name="Text_20_body"/>
      <text:p text:style-name="P3">p:last-of-type {}</text:p>
      <text:p text:style-name="Text_20_body"/>
      <text:p text:style-name="P3">p:only-child {}</text:p>
      <text:p text:style-name="Text_20_body"/>
      <text:p text:style-name="P3">span .primero {} </text:p>
      <text:p text:style-name="Text_20_body"/>
      <text:p text:style-name="P3">input:disabled</text:p>
      <text:p text:style-name="Text_20_body"/>
      <text:p text:style-name="P3">.primero.parding{ }</text:p>
      <text:p text:style-name="Text_20_body"/>
      <text:p text:style-name="P2"><text:span text:style-name="T1">a.pulsado[href</text:span>^<text:span text:style-name="T1">=”https”]</text:span></text:p>
      <text:p text:style-name="Text_20_body"/>
      <text:p text:style-name="P3">a.pulsado[href$=”com”]</text:p>
      <text:p text:style-name="Text_20_body"/>
      <text:p text:style-name="P3">:checked {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3:20:52.688746373</meta:creation-date>
    <dc:date>2023-10-06T12:02:25.546362141</dc:date>
    <meta:editing-duration>PT1H3M39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74" meta:word-count="314" meta:character-count="2324" meta:non-whitespace-character-count="2057"/>
  </office:meta>
</office:document-meta>
</file>